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17" table:style-name="ta1">
        <table:shapes>
          <draw:frame draw:z-index="0" draw:style-name="gr1" draw:text-style-name="P1" svg:width="6.2933in" svg:height="3.5449in" svg:x="12.0024in" svg:y="0.2303in">
            <draw:object draw:notify-on-update-of-ranges="'merged_sorting_results_2^17'.I5:'merged_sorting_results_2^17'.I36 'merged_sorting_results_2^17'.J5:'merged_sorting_results_2^17'.J36 'merged_sorting_results_2^17'.L5:'merged_sorting_results_2^17'.L36 'merged_sorting_results_2^17'.L5:'merged_sorting_results_2^17'.L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3in" svg:height="3.5453in" svg:x="12.024in" svg:y="4.1307in">
            <draw:object draw:notify-on-update-of-ranges="'merged_sorting_results_2^17'.I5:'merged_sorting_results_2^17'.I36 'merged_sorting_results_2^17'.K5:'merged_sorting_results_2^17'.K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Array Length: 2^1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Conf interval</text:p>
          </table:table-cell>
        </table:table-row>
        <table:table-row table:style-name="ro1">
          <table:table-cell office:value-type="string" calcext:value-type="string">
            <text:p>2024-10-25 09:11:42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137" calcext:value-type="float">
            <text:p>41.013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" calcext:value-type="float">
            <text:p>1</text:p>
          </table:table-cell>
          <table:table-cell table:style-name="ce3" table:formula="of:=AVERAGE(OFFSET([.$E$5]; (ROW() - 5) * 14; 0; 10; 1))" office:value-type="float" office:value="41.30501" calcext:value-type="float">
            <text:p>41.30501</text:p>
          </table:table-cell>
          <table:table-cell table:style-name="ce3" table:formula="of:=[.$J$5]/[.J5]" office:value-type="float" office:value="1" calcext:value-type="float">
            <text:p>1</text:p>
          </table:table-cell>
          <table:table-cell table:style-name="ce3" table:formula="of:=COM.MICROSOFT.CONFIDENCE.NORM(0.05; SQRT(COM.MICROSOFT.VAR.S(OFFSET([.$E$5]; (ROW()-5)*(10+4); 0; 10; 1))); 10)" office:value-type="float" office:value="1.66171455981965" calcext:value-type="float">
            <text:p>1.66171455981965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1193" calcext:value-type="float">
            <text:p>40.119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" calcext:value-type="float">
            <text:p>2</text:p>
          </table:table-cell>
          <table:table-cell table:style-name="ce3" table:formula="of:=AVERAGE(OFFSET([.$E$5]; (ROW() - 5) * 14; 0; 10; 1))" office:value-type="float" office:value="19.65839" calcext:value-type="float">
            <text:p>19.65839</text:p>
          </table:table-cell>
          <table:table-cell table:style-name="ce3" table:formula="of:=[.$J$5]/[.J6]" office:value-type="float" office:value="2.10113900477099" calcext:value-type="float">
            <text:p>2.10113900477099</text:p>
          </table:table-cell>
          <table:table-cell table:style-name="ce3" table:formula="of:=COM.MICROSOFT.CONFIDENCE.NORM(0.05; SQRT(COM.MICROSOFT.VAR.S(OFFSET([.$E$5]; (ROW()-5)*(10+4); 0; 10; 1))); 10)" office:value-type="float" office:value="0.586486798982875" calcext:value-type="float">
            <text:p>0.586486798982875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.6647" calcext:value-type="float">
            <text:p>40.664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" calcext:value-type="float">
            <text:p>3</text:p>
          </table:table-cell>
          <table:table-cell table:style-name="ce3" table:formula="of:=AVERAGE(OFFSET([.$E$5]; (ROW() - 5) * 14; 0; 10; 1))" office:value-type="float" office:value="16.5545" calcext:value-type="float">
            <text:p>16.5545</text:p>
          </table:table-cell>
          <table:table-cell table:style-name="ce3" table:formula="of:=[.$J$5]/[.J7]" office:value-type="float" office:value="2.4950925730164" calcext:value-type="float">
            <text:p>2.4950925730164</text:p>
          </table:table-cell>
          <table:table-cell table:style-name="ce3" table:formula="of:=COM.MICROSOFT.CONFIDENCE.NORM(0.05; SQRT(COM.MICROSOFT.VAR.S(OFFSET([.$E$5]; (ROW()-5)*(10+4); 0; 10; 1))); 10)" office:value-type="float" office:value="0.540911787794194" calcext:value-type="float">
            <text:p>0.540911787794194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388" calcext:value-type="float">
            <text:p>45.38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4" calcext:value-type="float">
            <text:p>4</text:p>
          </table:table-cell>
          <table:table-cell table:style-name="ce3" table:formula="of:=AVERAGE(OFFSET([.$E$5]; (ROW() - 5) * 14; 0; 10; 1))" office:value-type="float" office:value="15.31884" calcext:value-type="float">
            <text:p>15.31884</text:p>
          </table:table-cell>
          <table:table-cell table:style-name="ce3" table:formula="of:=[.$J$5]/[.J8]" office:value-type="float" office:value="2.69635364035397" calcext:value-type="float">
            <text:p>2.69635364035397</text:p>
          </table:table-cell>
          <table:table-cell table:style-name="ce3" table:formula="of:=COM.MICROSOFT.CONFIDENCE.NORM(0.05; SQRT(COM.MICROSOFT.VAR.S(OFFSET([.$E$5]; (ROW()-5)*(10+4); 0; 10; 1))); 10)" office:value-type="float" office:value="0.441898359698222" calcext:value-type="float">
            <text:p>0.441898359698222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.6802" calcext:value-type="float">
            <text:p>45.680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5" calcext:value-type="float">
            <text:p>5</text:p>
          </table:table-cell>
          <table:table-cell table:style-name="ce3" table:formula="of:=AVERAGE(OFFSET([.$E$5]; (ROW() - 5) * 14; 0; 10; 1))" office:value-type="float" office:value="17.37597" calcext:value-type="float">
            <text:p>17.37597</text:p>
          </table:table-cell>
          <table:table-cell table:style-name="ce3" table:formula="of:=[.$J$5]/[.J9]" office:value-type="float" office:value="2.37713405352334" calcext:value-type="float">
            <text:p>2.37713405352334</text:p>
          </table:table-cell>
          <table:table-cell table:style-name="ce3" table:formula="of:=COM.MICROSOFT.CONFIDENCE.NORM(0.05; SQRT(COM.MICROSOFT.VAR.S(OFFSET([.$E$5]; (ROW()-5)*(10+4); 0; 10; 1))); 10)" office:value-type="float" office:value="0.359422314197853" calcext:value-type="float">
            <text:p>0.359422314197853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5886" calcext:value-type="float">
            <text:p>38.588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6" calcext:value-type="float">
            <text:p>6</text:p>
          </table:table-cell>
          <table:table-cell table:style-name="ce3" table:formula="of:=AVERAGE(OFFSET([.$E$5]; (ROW() - 5) * 14; 0; 10; 1))" office:value-type="float" office:value="19.41271" calcext:value-type="float">
            <text:p>19.41271</text:p>
          </table:table-cell>
          <table:table-cell table:style-name="ce3" table:formula="of:=[.$J$5]/[.J10]" office:value-type="float" office:value="2.1277302344701" calcext:value-type="float">
            <text:p>2.1277302344701</text:p>
          </table:table-cell>
          <table:table-cell table:style-name="ce3" table:formula="of:=COM.MICROSOFT.CONFIDENCE.NORM(0.05; SQRT(COM.MICROSOFT.VAR.S(OFFSET([.$E$5]; (ROW()-5)*(10+4); 0; 10; 1))); 10)" office:value-type="float" office:value="0.594771758862892" calcext:value-type="float">
            <text:p>0.594771758862892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.433" calcext:value-type="float">
            <text:p>37.43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7" calcext:value-type="float">
            <text:p>7</text:p>
          </table:table-cell>
          <table:table-cell table:style-name="ce3" table:formula="of:=AVERAGE(OFFSET([.$E$5]; (ROW() - 5) * 14; 0; 10; 1))" office:value-type="float" office:value="22.83453" calcext:value-type="float">
            <text:p>22.83453</text:p>
          </table:table-cell>
          <table:table-cell table:style-name="ce3" table:formula="of:=[.$J$5]/[.J11]" office:value-type="float" office:value="1.80888373879384" calcext:value-type="float">
            <text:p>1.80888373879384</text:p>
          </table:table-cell>
          <table:table-cell table:style-name="ce3" table:formula="of:=COM.MICROSOFT.CONFIDENCE.NORM(0.05; SQRT(COM.MICROSOFT.VAR.S(OFFSET([.$E$5]; (ROW()-5)*(10+4); 0; 10; 1))); 10)" office:value-type="float" office:value="0.340267151673448" calcext:value-type="float">
            <text:p>0.340267151673448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.3644" calcext:value-type="float">
            <text:p>40.364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8" calcext:value-type="float">
            <text:p>8</text:p>
          </table:table-cell>
          <table:table-cell table:style-name="ce3" table:formula="of:=AVERAGE(OFFSET([.$E$5]; (ROW() - 5) * 14; 0; 10; 1))" office:value-type="float" office:value="24.88801" calcext:value-type="float">
            <text:p>24.88801</text:p>
          </table:table-cell>
          <table:table-cell table:style-name="ce3" table:formula="of:=[.$J$5]/[.J12]" office:value-type="float" office:value="1.65963490050028" calcext:value-type="float">
            <text:p>1.65963490050028</text:p>
          </table:table-cell>
          <table:table-cell table:style-name="ce3" table:formula="of:=COM.MICROSOFT.CONFIDENCE.NORM(0.05; SQRT(COM.MICROSOFT.VAR.S(OFFSET([.$E$5]; (ROW()-5)*(10+4); 0; 10; 1))); 10)" office:value-type="float" office:value="0.280153914250827" calcext:value-type="float">
            <text:p>0.280153914250827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.6708" calcext:value-type="float">
            <text:p>40.670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9" calcext:value-type="float">
            <text:p>9</text:p>
          </table:table-cell>
          <table:table-cell table:style-name="ce3" table:formula="of:=AVERAGE(OFFSET([.$E$5]; (ROW() - 5) * 14; 0; 10; 1))" office:value-type="float" office:value="28.50471" calcext:value-type="float">
            <text:p>28.50471</text:p>
          </table:table-cell>
          <table:table-cell table:style-name="ce3" table:formula="of:=[.$J$5]/[.J13]" office:value-type="float" office:value="1.44905912040501" calcext:value-type="float">
            <text:p>1.44905912040501</text:p>
          </table:table-cell>
          <table:table-cell table:style-name="ce3" table:formula="of:=COM.MICROSOFT.CONFIDENCE.NORM(0.05; SQRT(COM.MICROSOFT.VAR.S(OFFSET([.$E$5]; (ROW()-5)*(10+4); 0; 10; 1))); 10)" office:value-type="float" office:value="0.554645901589775" calcext:value-type="float">
            <text:p>0.554645901589775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.1274" calcext:value-type="float">
            <text:p>43.127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0" calcext:value-type="float">
            <text:p>10</text:p>
          </table:table-cell>
          <table:table-cell table:style-name="ce3" table:formula="of:=AVERAGE(OFFSET([.$E$5]; (ROW() - 5) * 14; 0; 10; 1))" office:value-type="float" office:value="31.48356" calcext:value-type="float">
            <text:p>31.48356</text:p>
          </table:table-cell>
          <table:table-cell table:style-name="ce3" table:formula="of:=[.$J$5]/[.J14]" office:value-type="float" office:value="1.31195487422642" calcext:value-type="float">
            <text:p>1.31195487422642</text:p>
          </table:table-cell>
          <table:table-cell table:style-name="ce3" table:formula="of:=COM.MICROSOFT.CONFIDENCE.NORM(0.05; SQRT(COM.MICROSOFT.VAR.S(OFFSET([.$E$5]; (ROW()-5)*(10+4); 0; 10; 1))); 10)" office:value-type="float" office:value="0.58832036301912" calcext:value-type="float">
            <text:p>0.5883203630191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11" calcext:value-type="float">
            <text:p>11</text:p>
          </table:table-cell>
          <table:table-cell table:style-name="ce3" table:formula="of:=AVERAGE(OFFSET([.$E$5]; (ROW() - 5) * 14; 0; 10; 1))" office:value-type="float" office:value="35.34072" calcext:value-type="float">
            <text:p>35.34072</text:p>
          </table:table-cell>
          <table:table-cell table:style-name="ce3" table:formula="of:=[.$J$5]/[.J15]" office:value-type="float" office:value="1.16876537886042" calcext:value-type="float">
            <text:p>1.16876537886042</text:p>
          </table:table-cell>
          <table:table-cell table:style-name="ce3" table:formula="of:=COM.MICROSOFT.CONFIDENCE.NORM(0.05; SQRT(COM.MICROSOFT.VAR.S(OFFSET([.$E$5]; (ROW()-5)*(10+4); 0; 10; 1))); 10)" office:value-type="float" office:value="0.451386820157263" calcext:value-type="float">
            <text:p>0.45138682015726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12" calcext:value-type="float">
            <text:p>12</text:p>
          </table:table-cell>
          <table:table-cell table:style-name="ce3" table:formula="of:=AVERAGE(OFFSET([.$E$5]; (ROW() - 5) * 14; 0; 10; 1))" office:value-type="float" office:value="38.74745" calcext:value-type="float">
            <text:p>38.74745</text:p>
          </table:table-cell>
          <table:table-cell table:style-name="ce3" table:formula="of:=[.$J$5]/[.J16]" office:value-type="float" office:value="1.06600589200063" calcext:value-type="float">
            <text:p>1.06600589200063</text:p>
          </table:table-cell>
          <table:table-cell table:style-name="ce3" table:formula="of:=COM.MICROSOFT.CONFIDENCE.NORM(0.05; SQRT(COM.MICROSOFT.VAR.S(OFFSET([.$E$5]; (ROW()-5)*(10+4); 0; 10; 1))); 10)" office:value-type="float" office:value="0.560853561832752" calcext:value-type="float">
            <text:p>0.560853561832752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14; 0)" office:value-type="float" office:value="13" calcext:value-type="float">
            <text:p>13</text:p>
          </table:table-cell>
          <table:table-cell table:style-name="ce3" table:formula="of:=AVERAGE(OFFSET([.$E$5]; (ROW() - 5) * 14; 0; 10; 1))" office:value-type="float" office:value="42.78349" calcext:value-type="float">
            <text:p>42.78349</text:p>
          </table:table-cell>
          <table:table-cell table:style-name="ce3" table:formula="of:=[.$J$5]/[.J17]" office:value-type="float" office:value="0.965442744385743" calcext:value-type="float">
            <text:p>0.965442744385743</text:p>
          </table:table-cell>
          <table:table-cell table:style-name="ce3" table:formula="of:=COM.MICROSOFT.CONFIDENCE.NORM(0.05; SQRT(COM.MICROSOFT.VAR.S(OFFSET([.$E$5]; (ROW()-5)*(10+4); 0; 10; 1))); 10)" office:value-type="float" office:value="0.546185053488843" calcext:value-type="float">
            <text:p>0.546185053488843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3" table:formula="of:=OFFSET([.$B$3]; (ROW() - 5) * 14; 0)" office:value-type="float" office:value="14" calcext:value-type="float">
            <text:p>14</text:p>
          </table:table-cell>
          <table:table-cell table:style-name="ce3" table:formula="of:=AVERAGE(OFFSET([.$E$5]; (ROW() - 5) * 14; 0; 10; 1))" office:value-type="float" office:value="46.5058" calcext:value-type="float">
            <text:p>46.5058</text:p>
          </table:table-cell>
          <table:table-cell table:style-name="ce3" table:formula="of:=[.$J$5]/[.J18]" office:value-type="float" office:value="0.888169002576023" calcext:value-type="float">
            <text:p>0.888169002576023</text:p>
          </table:table-cell>
          <table:table-cell table:style-name="ce3" table:formula="of:=COM.MICROSOFT.CONFIDENCE.NORM(0.05; SQRT(COM.MICROSOFT.VAR.S(OFFSET([.$E$5]; (ROW()-5)*(10+4); 0; 10; 1))); 10)" office:value-type="float" office:value="0.615090813237124" calcext:value-type="float">
            <text:p>0.615090813237124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267" calcext:value-type="float">
            <text:p>20.526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5" calcext:value-type="float">
            <text:p>15</text:p>
          </table:table-cell>
          <table:table-cell table:style-name="ce3" table:formula="of:=AVERAGE(OFFSET([.$E$5]; (ROW() - 5) * 14; 0; 10; 1))" office:value-type="float" office:value="50.56409" calcext:value-type="float">
            <text:p>50.56409</text:p>
          </table:table-cell>
          <table:table-cell table:style-name="ce3" table:formula="of:=[.$J$5]/[.J19]" office:value-type="float" office:value="0.816884274986458" calcext:value-type="float">
            <text:p>0.816884274986458</text:p>
          </table:table-cell>
          <table:table-cell table:style-name="ce3" table:formula="of:=COM.MICROSOFT.CONFIDENCE.NORM(0.05; SQRT(COM.MICROSOFT.VAR.S(OFFSET([.$E$5]; (ROW()-5)*(10+4); 0; 10; 1))); 10)" office:value-type="float" office:value="0.626738662251784" calcext:value-type="float">
            <text:p>0.626738662251784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449" calcext:value-type="float">
            <text:p>19.044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6" calcext:value-type="float">
            <text:p>16</text:p>
          </table:table-cell>
          <table:table-cell table:style-name="ce3" table:formula="of:=AVERAGE(OFFSET([.$E$5]; (ROW() - 5) * 14; 0; 10; 1))" office:value-type="float" office:value="54.95502" calcext:value-type="float">
            <text:p>54.95502</text:p>
          </table:table-cell>
          <table:table-cell table:style-name="ce3" table:formula="of:=[.$J$5]/[.J20]" office:value-type="float" office:value="0.751614866121421" calcext:value-type="float">
            <text:p>0.751614866121421</text:p>
          </table:table-cell>
          <table:table-cell table:style-name="ce3" table:formula="of:=COM.MICROSOFT.CONFIDENCE.NORM(0.05; SQRT(COM.MICROSOFT.VAR.S(OFFSET([.$E$5]; (ROW()-5)*(10+4); 0; 10; 1))); 10)" office:value-type="float" office:value="0.553863657210671" calcext:value-type="float">
            <text:p>0.553863657210671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.6249" calcext:value-type="float">
            <text:p>18.624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7" calcext:value-type="float">
            <text:p>17</text:p>
          </table:table-cell>
          <table:table-cell table:style-name="ce3" table:formula="of:=AVERAGE(OFFSET([.$E$5]; (ROW() - 5) * 14; 0; 10; 1))" office:value-type="float" office:value="58.12616" calcext:value-type="float">
            <text:p>58.12616</text:p>
          </table:table-cell>
          <table:table-cell table:style-name="ce3" table:formula="of:=[.$J$5]/[.J21]" office:value-type="float" office:value="0.710609646327918" calcext:value-type="float">
            <text:p>0.710609646327918</text:p>
          </table:table-cell>
          <table:table-cell table:style-name="ce3" table:formula="of:=COM.MICROSOFT.CONFIDENCE.NORM(0.05; SQRT(COM.MICROSOFT.VAR.S(OFFSET([.$E$5]; (ROW()-5)*(10+4); 0; 10; 1))); 10)" office:value-type="float" office:value="0.46028971162959" calcext:value-type="float">
            <text:p>0.46028971162959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.3884" calcext:value-type="float">
            <text:p>20.388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8" calcext:value-type="float">
            <text:p>18</text:p>
          </table:table-cell>
          <table:table-cell table:style-name="ce3" table:formula="of:=AVERAGE(OFFSET([.$E$5]; (ROW() - 5) * 14; 0; 10; 1))" office:value-type="float" office:value="62.68802" calcext:value-type="float">
            <text:p>62.68802</text:p>
          </table:table-cell>
          <table:table-cell table:style-name="ce3" table:formula="of:=[.$J$5]/[.J22]" office:value-type="float" office:value="0.658897984016723" calcext:value-type="float">
            <text:p>0.658897984016723</text:p>
          </table:table-cell>
          <table:table-cell table:style-name="ce3" table:formula="of:=COM.MICROSOFT.CONFIDENCE.NORM(0.05; SQRT(COM.MICROSOFT.VAR.S(OFFSET([.$E$5]; (ROW()-5)*(10+4); 0; 10; 1))); 10)" office:value-type="float" office:value="0.611138368435056" calcext:value-type="float">
            <text:p>0.611138368435056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.6224" calcext:value-type="float">
            <text:p>18.622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9" calcext:value-type="float">
            <text:p>19</text:p>
          </table:table-cell>
          <table:table-cell table:style-name="ce3" table:formula="of:=AVERAGE(OFFSET([.$E$5]; (ROW() - 5) * 14; 0; 10; 1))" office:value-type="float" office:value="65.64742" calcext:value-type="float">
            <text:p>65.64742</text:p>
          </table:table-cell>
          <table:table-cell table:style-name="ce3" table:formula="of:=[.$J$5]/[.J23]" office:value-type="float" office:value="0.629194719305039" calcext:value-type="float">
            <text:p>0.629194719305039</text:p>
          </table:table-cell>
          <table:table-cell table:style-name="ce3" table:formula="of:=COM.MICROSOFT.CONFIDENCE.NORM(0.05; SQRT(COM.MICROSOFT.VAR.S(OFFSET([.$E$5]; (ROW()-5)*(10+4); 0; 10; 1))); 10)" office:value-type="float" office:value="0.696909814113909" calcext:value-type="float">
            <text:p>0.696909814113909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689" calcext:value-type="float">
            <text:p>19.468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0" calcext:value-type="float">
            <text:p>20</text:p>
          </table:table-cell>
          <table:table-cell table:style-name="ce3" table:formula="of:=AVERAGE(OFFSET([.$E$5]; (ROW() - 5) * 14; 0; 10; 1))" office:value-type="float" office:value="68.23708" calcext:value-type="float">
            <text:p>68.23708</text:p>
          </table:table-cell>
          <table:table-cell table:style-name="ce3" table:formula="of:=[.$J$5]/[.J24]" office:value-type="float" office:value="0.605316200517373" calcext:value-type="float">
            <text:p>0.605316200517373</text:p>
          </table:table-cell>
          <table:table-cell table:style-name="ce3" table:formula="of:=COM.MICROSOFT.CONFIDENCE.NORM(0.05; SQRT(COM.MICROSOFT.VAR.S(OFFSET([.$E$5]; (ROW()-5)*(10+4); 0; 10; 1))); 10)" office:value-type="float" office:value="0.612936405852559" calcext:value-type="float">
            <text:p>0.612936405852559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.9937" calcext:value-type="float">
            <text:p>19.993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1" calcext:value-type="float">
            <text:p>21</text:p>
          </table:table-cell>
          <table:table-cell table:style-name="ce3" table:formula="of:=AVERAGE(OFFSET([.$E$5]; (ROW() - 5) * 14; 0; 10; 1))" office:value-type="float" office:value="71.72398" calcext:value-type="float">
            <text:p>71.72398</text:p>
          </table:table-cell>
          <table:table-cell table:style-name="ce3" table:formula="of:=[.$J$5]/[.J25]" office:value-type="float" office:value="0.575888426715862" calcext:value-type="float">
            <text:p>0.575888426715862</text:p>
          </table:table-cell>
          <table:table-cell table:style-name="ce3" table:formula="of:=COM.MICROSOFT.CONFIDENCE.NORM(0.05; SQRT(COM.MICROSOFT.VAR.S(OFFSET([.$E$5]; (ROW()-5)*(10+4); 0; 10; 1))); 10)" office:value-type="float" office:value="0.835686912955886" calcext:value-type="float">
            <text:p>0.835686912955886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.3862" calcext:value-type="float">
            <text:p>18.386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2" calcext:value-type="float">
            <text:p>22</text:p>
          </table:table-cell>
          <table:table-cell table:style-name="ce3" table:formula="of:=AVERAGE(OFFSET([.$E$5]; (ROW() - 5) * 14; 0; 10; 1))" office:value-type="float" office:value="76.57462" calcext:value-type="float">
            <text:p>76.57462</text:p>
          </table:table-cell>
          <table:table-cell table:style-name="ce3" table:formula="of:=[.$J$5]/[.J26]" office:value-type="float" office:value="0.539408618678095" calcext:value-type="float">
            <text:p>0.539408618678095</text:p>
          </table:table-cell>
          <table:table-cell table:style-name="ce3" table:formula="of:=COM.MICROSOFT.CONFIDENCE.NORM(0.05; SQRT(COM.MICROSOFT.VAR.S(OFFSET([.$E$5]; (ROW()-5)*(10+4); 0; 10; 1))); 10)" office:value-type="float" office:value="0.971688911860062" calcext:value-type="float">
            <text:p>0.971688911860062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.6174" calcext:value-type="float">
            <text:p>20.617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3" calcext:value-type="float">
            <text:p>23</text:p>
          </table:table-cell>
          <table:table-cell table:style-name="ce3" table:formula="of:=AVERAGE(OFFSET([.$E$5]; (ROW() - 5) * 14; 0; 10; 1))" office:value-type="float" office:value="79.58304" calcext:value-type="float">
            <text:p>79.58304</text:p>
          </table:table-cell>
          <table:table-cell table:style-name="ce3" table:formula="of:=[.$J$5]/[.J27]" office:value-type="float" office:value="0.519017745489491" calcext:value-type="float">
            <text:p>0.519017745489491</text:p>
          </table:table-cell>
          <table:table-cell table:style-name="ce3" table:formula="of:=COM.MICROSOFT.CONFIDENCE.NORM(0.05; SQRT(COM.MICROSOFT.VAR.S(OFFSET([.$E$5]; (ROW()-5)*(10+4); 0; 10; 1))); 10)" office:value-type="float" office:value="0.697202100005937" calcext:value-type="float">
            <text:p>0.697202100005937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9104" calcext:value-type="float">
            <text:p>20.910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4" calcext:value-type="float">
            <text:p>24</text:p>
          </table:table-cell>
          <table:table-cell table:style-name="ce3" table:formula="of:=AVERAGE(OFFSET([.$E$5]; (ROW() - 5) * 14; 0; 10; 1))" office:value-type="float" office:value="84.76773" calcext:value-type="float">
            <text:p>84.76773</text:p>
          </table:table-cell>
          <table:table-cell table:style-name="ce3" table:formula="of:=[.$J$5]/[.J28]" office:value-type="float" office:value="0.487272810065812" calcext:value-type="float">
            <text:p>0.487272810065812</text:p>
          </table:table-cell>
          <table:table-cell table:style-name="ce3" table:formula="of:=COM.MICROSOFT.CONFIDENCE.NORM(0.05; SQRT(COM.MICROSOFT.VAR.S(OFFSET([.$E$5]; (ROW()-5)*(10+4); 0; 10; 1))); 10)" office:value-type="float" office:value="0.742044710270435" calcext:value-type="float">
            <text:p>0.74204471027043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25" calcext:value-type="float">
            <text:p>25</text:p>
          </table:table-cell>
          <table:table-cell table:style-name="ce3" table:formula="of:=AVERAGE(OFFSET([.$E$5]; (ROW() - 5) * 14; 0; 10; 1))" office:value-type="float" office:value="86.3666" calcext:value-type="float">
            <text:p>86.3666</text:p>
          </table:table-cell>
          <table:table-cell table:style-name="ce3" table:formula="of:=[.$J$5]/[.J29]" office:value-type="float" office:value="0.47825212524286" calcext:value-type="float">
            <text:p>0.47825212524286</text:p>
          </table:table-cell>
          <table:table-cell table:style-name="ce3" table:formula="of:=COM.MICROSOFT.CONFIDENCE.NORM(0.05; SQRT(COM.MICROSOFT.VAR.S(OFFSET([.$E$5]; (ROW()-5)*(10+4); 0; 10; 1))); 10)" office:value-type="float" office:value="0.78488850457694" calcext:value-type="float">
            <text:p>0.78488850457694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26" calcext:value-type="float">
            <text:p>26</text:p>
          </table:table-cell>
          <table:table-cell table:style-name="ce3" table:formula="of:=AVERAGE(OFFSET([.$E$5]; (ROW() - 5) * 14; 0; 10; 1))" office:value-type="float" office:value="90.11212" calcext:value-type="float">
            <text:p>90.11212</text:p>
          </table:table-cell>
          <table:table-cell table:style-name="ce3" table:formula="of:=[.$J$5]/[.J30]" office:value-type="float" office:value="0.458373524005428" calcext:value-type="float">
            <text:p>0.458373524005428</text:p>
          </table:table-cell>
          <table:table-cell table:style-name="ce3" table:formula="of:=COM.MICROSOFT.CONFIDENCE.NORM(0.05; SQRT(COM.MICROSOFT.VAR.S(OFFSET([.$E$5]; (ROW()-5)*(10+4); 0; 10; 1))); 10)" office:value-type="float" office:value="0.684902241784813" calcext:value-type="float">
            <text:p>0.684902241784813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14; 0)" office:value-type="float" office:value="27" calcext:value-type="float">
            <text:p>27</text:p>
          </table:table-cell>
          <table:table-cell table:style-name="ce3" table:formula="of:=AVERAGE(OFFSET([.$E$5]; (ROW() - 5) * 14; 0; 10; 1))" office:value-type="float" office:value="92.66968" calcext:value-type="float">
            <text:p>92.66968</text:p>
          </table:table-cell>
          <table:table-cell table:style-name="ce3" table:formula="of:=[.$J$5]/[.J31]" office:value-type="float" office:value="0.445723023970731" calcext:value-type="float">
            <text:p>0.445723023970731</text:p>
          </table:table-cell>
          <table:table-cell table:style-name="ce3" table:formula="of:=COM.MICROSOFT.CONFIDENCE.NORM(0.05; SQRT(COM.MICROSOFT.VAR.S(OFFSET([.$E$5]; (ROW()-5)*(10+4); 0; 10; 1))); 10)" office:value-type="float" office:value="0.975542793197631" calcext:value-type="float">
            <text:p>0.975542793197631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3" table:formula="of:=OFFSET([.$B$3]; (ROW() - 5) * 14; 0)" office:value-type="float" office:value="28" calcext:value-type="float">
            <text:p>28</text:p>
          </table:table-cell>
          <table:table-cell table:style-name="ce3" table:formula="of:=AVERAGE(OFFSET([.$E$5]; (ROW() - 5) * 14; 0; 10; 1))" office:value-type="float" office:value="97.21735" calcext:value-type="float">
            <text:p>97.21735</text:p>
          </table:table-cell>
          <table:table-cell table:style-name="ce3" table:formula="of:=[.$J$5]/[.J32]" office:value-type="float" office:value="0.424872823626647" calcext:value-type="float">
            <text:p>0.424872823626647</text:p>
          </table:table-cell>
          <table:table-cell table:style-name="ce3" table:formula="of:=COM.MICROSOFT.CONFIDENCE.NORM(0.05; SQRT(COM.MICROSOFT.VAR.S(OFFSET([.$E$5]; (ROW()-5)*(10+4); 0; 10; 1))); 10)" office:value-type="float" office:value="0.886113787695757" calcext:value-type="float">
            <text:p>0.886113787695757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87" calcext:value-type="float">
            <text:p>16.298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9" calcext:value-type="float">
            <text:p>29</text:p>
          </table:table-cell>
          <table:table-cell table:style-name="ce3" table:formula="of:=AVERAGE(OFFSET([.$E$5]; (ROW() - 5) * 14; 0; 10; 1))" office:value-type="float" office:value="100.56512" calcext:value-type="float">
            <text:p>100.56512</text:p>
          </table:table-cell>
          <table:table-cell table:style-name="ce3" table:formula="of:=[.$J$5]/[.J33]" office:value-type="float" office:value="0.410728988341087" calcext:value-type="float">
            <text:p>0.410728988341087</text:p>
          </table:table-cell>
          <table:table-cell table:style-name="ce3" table:formula="of:=COM.MICROSOFT.CONFIDENCE.NORM(0.05; SQRT(COM.MICROSOFT.VAR.S(OFFSET([.$E$5]; (ROW()-5)*(10+4); 0; 10; 1))); 10)" office:value-type="float" office:value="1.27990165459217" calcext:value-type="float">
            <text:p>1.27990165459217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248" calcext:value-type="float">
            <text:p>17.524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0" calcext:value-type="float">
            <text:p>30</text:p>
          </table:table-cell>
          <table:table-cell table:style-name="ce3" table:formula="of:=AVERAGE(OFFSET([.$E$5]; (ROW() - 5) * 14; 0; 10; 1))" office:value-type="float" office:value="102.4784" calcext:value-type="float">
            <text:p>102.4784</text:p>
          </table:table-cell>
          <table:table-cell table:style-name="ce3" table:formula="of:=[.$J$5]/[.J34]" office:value-type="float" office:value="0.403060644974941" calcext:value-type="float">
            <text:p>0.403060644974941</text:p>
          </table:table-cell>
          <table:table-cell table:style-name="ce3" table:formula="of:=COM.MICROSOFT.CONFIDENCE.NORM(0.05; SQRT(COM.MICROSOFT.VAR.S(OFFSET([.$E$5]; (ROW()-5)*(10+4); 0; 10; 1))); 10)" office:value-type="float" office:value="0.8124469939323" calcext:value-type="float">
            <text:p>0.8124469939323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9682" calcext:value-type="float">
            <text:p>15.968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1" calcext:value-type="float">
            <text:p>31</text:p>
          </table:table-cell>
          <table:table-cell table:style-name="ce3" table:formula="of:=AVERAGE(OFFSET([.$E$5]; (ROW() - 5) * 14; 0; 10; 1))" office:value-type="float" office:value="107.1237" calcext:value-type="float">
            <text:p>107.1237</text:p>
          </table:table-cell>
          <table:table-cell table:style-name="ce3" table:formula="of:=[.$J$5]/[.J35]" office:value-type="float" office:value="0.385582368794207" calcext:value-type="float">
            <text:p>0.385582368794207</text:p>
          </table:table-cell>
          <table:table-cell table:style-name="ce3" table:formula="of:=COM.MICROSOFT.CONFIDENCE.NORM(0.05; SQRT(COM.MICROSOFT.VAR.S(OFFSET([.$E$5]; (ROW()-5)*(10+4); 0; 10; 1))); 10)" office:value-type="float" office:value="0.830489267452941" calcext:value-type="float">
            <text:p>0.830489267452941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.7999" calcext:value-type="float">
            <text:p>16.799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2" calcext:value-type="float">
            <text:p>32</text:p>
          </table:table-cell>
          <table:table-cell table:style-name="ce3" table:formula="of:=AVERAGE(OFFSET([.$E$5]; (ROW() - 5) * 14; 0; 10; 1))" office:value-type="float" office:value="112.6898" calcext:value-type="float">
            <text:p>112.6898</text:p>
          </table:table-cell>
          <table:table-cell table:style-name="ce3" table:formula="of:=[.$J$5]/[.J36]" office:value-type="float" office:value="0.366537255368276" calcext:value-type="float">
            <text:p>0.366537255368276</text:p>
          </table:table-cell>
          <table:table-cell table:style-name="ce3" table:formula="of:=COM.MICROSOFT.CONFIDENCE.NORM(0.05; SQRT(COM.MICROSOFT.VAR.S(OFFSET([.$E$5]; (ROW()-5)*(10+4); 0; 10; 1))); 10)" office:value-type="float" office:value="2.7376252297039" calcext:value-type="float">
            <text:p>2.7376252297039</text:p>
          </table:table-cell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.1097" calcext:value-type="float">
            <text:p>16.109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4563" calcext:value-type="float">
            <text:p>15.456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.768" calcext:value-type="float">
            <text:p>15.7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.3972" calcext:value-type="float">
            <text:p>18.39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.5122" calcext:value-type="float">
            <text:p>16.512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862" calcext:value-type="float">
            <text:p>14.68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8337" calcext:value-type="float">
            <text:p>16.83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4987" calcext:value-type="float">
            <text:p>15.498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.749" calcext:value-type="float">
            <text:p>14.7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.1092" calcext:value-type="float">
            <text:p>15.10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3078" calcext:value-type="float">
            <text:p>15.30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.0697" calcext:value-type="float">
            <text:p>15.069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.4879" calcext:value-type="float">
            <text:p>15.487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0507" calcext:value-type="float">
            <text:p>16.050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.3955" calcext:value-type="float">
            <text:p>14.39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182" calcext:value-type="float">
            <text:p>18.21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8579" calcext:value-type="float">
            <text:p>17.857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558" calcext:value-type="float">
            <text:p>17.5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.4135" calcext:value-type="float">
            <text:p>17.41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.7305" calcext:value-type="float">
            <text:p>16.73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766" calcext:value-type="float">
            <text:p>17.27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8185" calcext:value-type="float">
            <text:p>16.81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.6533" calcext:value-type="float">
            <text:p>16.65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0356" calcext:value-type="float">
            <text:p>17.03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1976" calcext:value-type="float">
            <text:p>18.197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07" calcext:value-type="float">
            <text:p>20.20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93" calcext:value-type="float">
            <text:p>19.90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.5212" calcext:value-type="float">
            <text:p>18.52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.1421" calcext:value-type="float">
            <text:p>20.14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9971" calcext:value-type="float">
            <text:p>19.99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0549" calcext:value-type="float">
            <text:p>21.05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.3606" calcext:value-type="float">
            <text:p>18.36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.3312" calcext:value-type="float">
            <text:p>18.33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.9078" calcext:value-type="float">
            <text:p>18.90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6959" calcext:value-type="float">
            <text:p>18.69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192" calcext:value-type="float">
            <text:p>23.81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0119" calcext:value-type="float">
            <text:p>23.01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.2815" calcext:value-type="float">
            <text:p>22.28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.2374" calcext:value-type="float">
            <text:p>22.237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.3719" calcext:value-type="float">
            <text:p>22.37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3788" calcext:value-type="float">
            <text:p>22.378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771" calcext:value-type="float">
            <text:p>22.7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.9529" calcext:value-type="float">
            <text:p>22.95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.9091" calcext:value-type="float">
            <text:p>22.90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.6116" calcext:value-type="float">
            <text:p>23.61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762" calcext:value-type="float">
            <text:p>24.37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3871" calcext:value-type="float">
            <text:p>25.38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.8233" calcext:value-type="float">
            <text:p>24.82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.3119" calcext:value-type="float">
            <text:p>24.31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.8533" calcext:value-type="float">
            <text:p>24.85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6438" calcext:value-type="float">
            <text:p>25.64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.0893" calcext:value-type="float">
            <text:p>25.08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949" calcext:value-type="float">
            <text:p>24.9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3227" calcext:value-type="float">
            <text:p>24.32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.1235" calcext:value-type="float">
            <text:p>25.12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824" calcext:value-type="float">
            <text:p>29.68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8861" calcext:value-type="float">
            <text:p>28.886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.9253" calcext:value-type="float">
            <text:p>27.925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.1693" calcext:value-type="float">
            <text:p>29.16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.481" calcext:value-type="float">
            <text:p>27.48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4414" calcext:value-type="float">
            <text:p>27.441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.9016" calcext:value-type="float">
            <text:p>27.90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.9364" calcext:value-type="float">
            <text:p>29.93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.9719" calcext:value-type="float">
            <text:p>27.97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6517" calcext:value-type="float">
            <text:p>28.651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196" calcext:value-type="float">
            <text:p>32.91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625" calcext:value-type="float">
            <text:p>31.6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.8938" calcext:value-type="float">
            <text:p>31.89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.3635" calcext:value-type="float">
            <text:p>31.36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.4632" calcext:value-type="float">
            <text:p>30.46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9245" calcext:value-type="float">
            <text:p>32.924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.2694" calcext:value-type="float">
            <text:p>30.26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.2325" calcext:value-type="float">
            <text:p>31.23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.4198" calcext:value-type="float">
            <text:p>30.41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.7243" calcext:value-type="float">
            <text:p>31.72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174" calcext:value-type="float">
            <text:p>36.017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305" calcext:value-type="float">
            <text:p>35.63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.709" calcext:value-type="float">
            <text:p>34.7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.8106" calcext:value-type="float">
            <text:p>34.81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.4391" calcext:value-type="float">
            <text:p>35.43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491" calcext:value-type="float">
            <text:p>36.4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.6576" calcext:value-type="float">
            <text:p>34.657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.2249" calcext:value-type="float">
            <text:p>36.22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.4105" calcext:value-type="float">
            <text:p>34.41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.0166" calcext:value-type="float">
            <text:p>35.01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654" calcext:value-type="float">
            <text:p>37.965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2326" calcext:value-type="float">
            <text:p>39.232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7662" calcext:value-type="float">
            <text:p>37.76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.3953" calcext:value-type="float">
            <text:p>40.395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.4481" calcext:value-type="float">
            <text:p>37.448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0971" calcext:value-type="float">
            <text:p>38.09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.237" calcext:value-type="float">
            <text:p>39.2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.1615" calcext:value-type="float">
            <text:p>39.16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.3016" calcext:value-type="float">
            <text:p>39.30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.8697" calcext:value-type="float">
            <text:p>38.869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336" calcext:value-type="float">
            <text:p>42.33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7528" calcext:value-type="float">
            <text:p>43.75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.6067" calcext:value-type="float">
            <text:p>43.60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.1499" calcext:value-type="float">
            <text:p>42.149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.8609" calcext:value-type="float">
            <text:p>43.86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128" calcext:value-type="float">
            <text:p>41.01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.4878" calcext:value-type="float">
            <text:p>42.48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.356" calcext:value-type="float">
            <text:p>43.3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.5537" calcext:value-type="float">
            <text:p>42.55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2.7207" calcext:value-type="float">
            <text:p>42.720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09" calcext:value-type="float">
            <text:p>47.0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.3324" calcext:value-type="float">
            <text:p>47.33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.3687" calcext:value-type="float">
            <text:p>45.368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9128" calcext:value-type="float">
            <text:p>45.91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.6872" calcext:value-type="float">
            <text:p>44.68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.2857" calcext:value-type="float">
            <text:p>47.285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.1832" calcext:value-type="float">
            <text:p>46.18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.0693" calcext:value-type="float">
            <text:p>47.06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.3213" calcext:value-type="float">
            <text:p>46.32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7.8884" calcext:value-type="float">
            <text:p>47.88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9102" calcext:value-type="float">
            <text:p>49.910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5508" calcext:value-type="float">
            <text:p>51.55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.5927" calcext:value-type="float">
            <text:p>49.59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.5562" calcext:value-type="float">
            <text:p>50.55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.8498" calcext:value-type="float">
            <text:p>49.84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.022" calcext:value-type="float">
            <text:p>52.02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.464" calcext:value-type="float">
            <text:p>49.4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.0945" calcext:value-type="float">
            <text:p>51.094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.656" calcext:value-type="float">
            <text:p>49.6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.9447" calcext:value-type="float">
            <text:p>51.944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85" calcext:value-type="float">
            <text:p>54.5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.2669" calcext:value-type="float">
            <text:p>55.26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.8548" calcext:value-type="float">
            <text:p>52.85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.9788" calcext:value-type="float">
            <text:p>55.978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.9193" calcext:value-type="float">
            <text:p>54.91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.4188" calcext:value-type="float">
            <text:p>55.418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.3947" calcext:value-type="float">
            <text:p>54.394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.8605" calcext:value-type="float">
            <text:p>55.86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.3336" calcext:value-type="float">
            <text:p>55.33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4.9378" calcext:value-type="float">
            <text:p>54.93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812" calcext:value-type="float">
            <text:p>57.8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4845" calcext:value-type="float">
            <text:p>58.484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.8497" calcext:value-type="float">
            <text:p>59.849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.419" calcext:value-type="float">
            <text:p>58.4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.261" calcext:value-type="float">
            <text:p>57.26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.6412" calcext:value-type="float">
            <text:p>57.64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.3162" calcext:value-type="float">
            <text:p>57.31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.0193" calcext:value-type="float">
            <text:p>58.01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.292" calcext:value-type="float">
            <text:p>58.2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.1667" calcext:value-type="float">
            <text:p>58.16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514" calcext:value-type="float">
            <text:p>62.751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.1755" calcext:value-type="float">
            <text:p>63.17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.7386" calcext:value-type="float">
            <text:p>62.738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.3578" calcext:value-type="float">
            <text:p>63.35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.9259" calcext:value-type="float">
            <text:p>61.92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.2514" calcext:value-type="float">
            <text:p>62.251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.6795" calcext:value-type="float">
            <text:p>61.679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.5964" calcext:value-type="float">
            <text:p>61.59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.931" calcext:value-type="float">
            <text:p>64.93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.4727" calcext:value-type="float">
            <text:p>62.47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118" calcext:value-type="float">
            <text:p>66.411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0969" calcext:value-type="float">
            <text:p>67.09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596" calcext:value-type="float">
            <text:p>66.25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.2437" calcext:value-type="float">
            <text:p>65.24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.7948" calcext:value-type="float">
            <text:p>65.79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.6484" calcext:value-type="float">
            <text:p>64.64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.8001" calcext:value-type="float">
            <text:p>66.80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.2023" calcext:value-type="float">
            <text:p>66.20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.7572" calcext:value-type="float">
            <text:p>63.75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.2594" calcext:value-type="float">
            <text:p>64.25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772" calcext:value-type="float">
            <text:p>69.47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.705" calcext:value-type="float">
            <text:p>68.7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.5854" calcext:value-type="float">
            <text:p>69.585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.048" calcext:value-type="float">
            <text:p>68.0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.5729" calcext:value-type="float">
            <text:p>67.57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8.9116" calcext:value-type="float">
            <text:p>68.91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7.5828" calcext:value-type="float">
            <text:p>67.58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.3063" calcext:value-type="float">
            <text:p>66.306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.8712" calcext:value-type="float">
            <text:p>67.87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.3104" calcext:value-type="float">
            <text:p>68.310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92" calcext:value-type="float">
            <text:p>72.6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1344" calcext:value-type="float">
            <text:p>73.13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.3569" calcext:value-type="float">
            <text:p>70.35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.5598" calcext:value-type="float">
            <text:p>71.55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.3614" calcext:value-type="float">
            <text:p>71.361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.1957" calcext:value-type="float">
            <text:p>71.195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1.5227" calcext:value-type="float">
            <text:p>71.52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.7823" calcext:value-type="float">
            <text:p>72.78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3.5125" calcext:value-type="float">
            <text:p>73.51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.1221" calcext:value-type="float">
            <text:p>69.12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401" calcext:value-type="float">
            <text:p>76.04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9161" calcext:value-type="float">
            <text:p>73.916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.8258" calcext:value-type="float">
            <text:p>74.82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.6568" calcext:value-type="float">
            <text:p>78.65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.9948" calcext:value-type="float">
            <text:p>75.99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.196" calcext:value-type="float">
            <text:p>78.1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.4737" calcext:value-type="float">
            <text:p>78.47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6.1466" calcext:value-type="float">
            <text:p>76.14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.2197" calcext:value-type="float">
            <text:p>76.219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7.2766" calcext:value-type="float">
            <text:p>77.27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544" calcext:value-type="float">
            <text:p>78.75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.5246" calcext:value-type="float">
            <text:p>77.52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.3467" calcext:value-type="float">
            <text:p>79.34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.8108" calcext:value-type="float">
            <text:p>80.81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.2802" calcext:value-type="float">
            <text:p>79.280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9844" calcext:value-type="float">
            <text:p>80.98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1.0182" calcext:value-type="float">
            <text:p>81.01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.6839" calcext:value-type="float">
            <text:p>79.683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8.7121" calcext:value-type="float">
            <text:p>78.71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9.7151" calcext:value-type="float">
            <text:p>79.71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7244" calcext:value-type="float">
            <text:p>87.72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5801" calcext:value-type="float">
            <text:p>84.58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4953" calcext:value-type="float">
            <text:p>84.495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.9158" calcext:value-type="float">
            <text:p>84.91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.2441" calcext:value-type="float">
            <text:p>84.244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.8729" calcext:value-type="float">
            <text:p>83.87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3.9594" calcext:value-type="float">
            <text:p>83.95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3.8558" calcext:value-type="float">
            <text:p>83.85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.1946" calcext:value-type="float">
            <text:p>84.19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.8349" calcext:value-type="float">
            <text:p>85.83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8772" calcext:value-type="float">
            <text:p>86.87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254" calcext:value-type="float">
            <text:p>86.825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2623" calcext:value-type="float">
            <text:p>87.26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.9169" calcext:value-type="float">
            <text:p>88.91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.906" calcext:value-type="float">
            <text:p>84.9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4.7867" calcext:value-type="float">
            <text:p>84.78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.0604" calcext:value-type="float">
            <text:p>85.060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6.2849" calcext:value-type="float">
            <text:p>86.28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6.7689" calcext:value-type="float">
            <text:p>86.768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.9773" calcext:value-type="float">
            <text:p>85.97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4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9167" calcext:value-type="float">
            <text:p>89.91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0216" calcext:value-type="float">
            <text:p>90.02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.8801" calcext:value-type="float">
            <text:p>89.88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.2394" calcext:value-type="float">
            <text:p>91.23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.1245" calcext:value-type="float">
            <text:p>92.124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.9471" calcext:value-type="float">
            <text:p>89.94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9.982" calcext:value-type="float">
            <text:p>89.9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.4361" calcext:value-type="float">
            <text:p>90.436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9.7635" calcext:value-type="float">
            <text:p>89.76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7.8102" calcext:value-type="float">
            <text:p>87.810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0156" calcext:value-type="float">
            <text:p>92.01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3194" calcext:value-type="float">
            <text:p>92.31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.2834" calcext:value-type="float">
            <text:p>96.283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.4046" calcext:value-type="float">
            <text:p>94.40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.0903" calcext:value-type="float">
            <text:p>93.09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.2129" calcext:value-type="float">
            <text:p>91.21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1.9234" calcext:value-type="float">
            <text:p>91.923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4519" calcext:value-type="float">
            <text:p>92.45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.3828" calcext:value-type="float">
            <text:p>91.38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.6125" calcext:value-type="float">
            <text:p>91.61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998" calcext:value-type="float">
            <text:p>99.29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4168" calcext:value-type="float">
            <text:p>97.41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.722" calcext:value-type="float">
            <text:p>97.72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1498" calcext:value-type="float">
            <text:p>99.14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.3242" calcext:value-type="float">
            <text:p>96.324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.7533" calcext:value-type="float">
            <text:p>96.75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.4812" calcext:value-type="float">
            <text:p>98.48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6.0822" calcext:value-type="float">
            <text:p>96.082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.3308" calcext:value-type="float">
            <text:p>95.33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.6134" calcext:value-type="float">
            <text:p>95.613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724" calcext:value-type="float">
            <text:p>101.7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8247" calcext:value-type="float">
            <text:p>98.824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.322" calcext:value-type="float">
            <text:p>104.32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04" calcext:value-type="float">
            <text:p>102.0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.3502" calcext:value-type="float">
            <text:p>98.350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899" calcext:value-type="float">
            <text:p>100.89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.502" calcext:value-type="float">
            <text:p>100.50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.6828" calcext:value-type="float">
            <text:p>97.68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.132" calcext:value-type="float">
            <text:p>102.1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.1745" calcext:value-type="float">
            <text:p>99.174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151" calcext:value-type="float">
            <text:p>103.1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866" calcext:value-type="float">
            <text:p>100.86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.809" calcext:value-type="float">
            <text:p>102.8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4.403" calcext:value-type="float">
            <text:p>104.4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.795" calcext:value-type="float">
            <text:p>100.79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3.36" calcext:value-type="float">
            <text:p>103.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3.596" calcext:value-type="float">
            <text:p>103.5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.564" calcext:value-type="float">
            <text:p>100.5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208" calcext:value-type="float">
            <text:p>107.2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1:5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748" calcext:value-type="float">
            <text:p>106.7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.667" calcext:value-type="float">
            <text:p>109.6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.605" calcext:value-type="float">
            <text:p>106.6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.636" calcext:value-type="float">
            <text:p>105.6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8.065" calcext:value-type="float">
            <text:p>108.0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.009" calcext:value-type="float">
            <text:p>107.0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5.184" calcext:value-type="float">
            <text:p>105.1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6.552" calcext:value-type="float">
            <text:p>106.55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8.563" calcext:value-type="float">
            <text:p>108.56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0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44" calcext:value-type="float">
            <text:p>110.9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439" calcext:value-type="float">
            <text:p>110.43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.185" calcext:value-type="float">
            <text:p>113.1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.689" calcext:value-type="float">
            <text:p>110.68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.115" calcext:value-type="float">
            <text:p>112.1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0.849" calcext:value-type="float">
            <text:p>110.8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1.387" calcext:value-type="float">
            <text:p>111.38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0.343" calcext:value-type="float">
            <text:p>110.3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1.939" calcext:value-type="float">
            <text:p>111.93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01</text:p>
          </table:table-cell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.008" calcext:value-type="float">
            <text:p>125.0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5T17:51:46.355286209</dc:date>
    <meta:editing-duration>PT21M51S</meta:editing-duration>
    <meta:editing-cycles>3</meta:editing-cycles>
    <meta:generator>LibreOffice/7.3.7.2$Linux_X86_64 LibreOffice_project/30$Build-2</meta:generator>
    <meta:document-statistic meta:table-count="1" meta:cell-count="230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merged_sorting_results_2^17'.L5:'merged_sorting_results_2^17'.L36" chart:error-lower-range="'merged_sorting_results_2^17'.L5:'merged_sorting_results_2^17'.L36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d_sorting_results_2^17'.L5:'merged_sorting_results_2^17'.L36" chart:error-lower-range="'merged_sorting_results_2^17'.L5:'merged_sorting_results_2^17'.L36"/>
      <style:graphic-properties svg:stroke-width="0.08cm" svg:stroke-color="#d4ea6b" draw:fill-color="#d4ea6b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merged_sorting_results_2^17'.L5:'merged_sorting_results_2^17'.L36" chart:error-lower-range="'merged_sorting_results_2^17'.L5:'merged_sorting_results_2^17'.L36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plot-area chart:style-name="ch2" table:cell-range-address="'merged_sorting_results_2^17'.I5:'merged_sorting_results_2^17'.J36" chart:data-source-has-labels="column" svg:x="1.33cm" svg:y="0.18cm" svg:width="14.337cm" svg:height="7.664cm">
          <chart:coordinate-region svg:x="2.136cm" svg:y="0.379cm" svg:width="13.343cm" svg:height="6.818cm"/>
          <chart:axis chart:dimension="x" chart:name="primary-x" chart:style-name="ch3" chartooo:axis-type="auto">
            <chartooo:date-scale/>
            <chart:title svg:x="7.647cm" svg:y="8.024cm" chart:style-name="ch4">
              <text:p>N. Threads</text:p>
            </chart:title>
            <chart:categories table:cell-range-address="'merged_sorting_results_2^17'.I5:'merged_sorting_results_2^17'.I36"/>
          </chart:axis>
          <chart:axis chart:dimension="y" chart:name="primary-y" chart:style-name="ch3">
            <chart:title svg:x="0.451cm" svg:y="5.987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17'.J5:'merged_sorting_results_2^17'.J36" chart:class="chart:line">
            <chart:error-indicator chart:style-name="ch8" chart:dimension="y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17'.I5:'merged_sorting_results_2^17'.I36</svg:desc>
                </draw:g>
              </table:table-cell>
              <table:table-cell office:value-type="float" office:value="41.30501">
                <text:p>41.30501</text:p>
                <draw:g>
                  <svg:desc>'merged_sorting_results_2^17'.J5:'merged_sorting_results_2^17'.J36</svg:desc>
                </draw:g>
              </table:table-cell>
              <table:table-cell office:value-type="float" office:value="1.66171455981965">
                <text:p>1.66171455981965</text:p>
                <draw:g>
                  <svg:desc>'merged_sorting_results_2^17'.L5:'merged_sorting_results_2^17'.L36</svg:desc>
                </draw:g>
              </table:table-cell>
              <table:table-cell office:value-type="float" office:value="1.66171455981965">
                <text:p>1.66171455981965</text:p>
                <draw:g>
                  <svg:desc>'merged_sorting_results_2^17'.L5:'merged_sorting_results_2^17'.L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65839">
                <text:p>19.65839</text:p>
              </table:table-cell>
              <table:table-cell office:value-type="float" office:value="0.586486798982875">
                <text:p>0.586486798982875</text:p>
              </table:table-cell>
              <table:table-cell office:value-type="float" office:value="0.586486798982875">
                <text:p>0.586486798982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5545">
                <text:p>16.5545</text:p>
              </table:table-cell>
              <table:table-cell office:value-type="float" office:value="0.540911787794194">
                <text:p>0.540911787794194</text:p>
              </table:table-cell>
              <table:table-cell office:value-type="float" office:value="0.540911787794194">
                <text:p>0.5409117877941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31884">
                <text:p>15.31884</text:p>
              </table:table-cell>
              <table:table-cell office:value-type="float" office:value="0.441898359698222">
                <text:p>0.441898359698222</text:p>
              </table:table-cell>
              <table:table-cell office:value-type="float" office:value="0.441898359698222">
                <text:p>0.4418983596982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37597">
                <text:p>17.37597</text:p>
              </table:table-cell>
              <table:table-cell office:value-type="float" office:value="0.359422314197853">
                <text:p>0.359422314197853</text:p>
              </table:table-cell>
              <table:table-cell office:value-type="float" office:value="0.359422314197853">
                <text:p>0.3594223141978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41271">
                <text:p>19.41271</text:p>
              </table:table-cell>
              <table:table-cell office:value-type="float" office:value="0.594771758862892">
                <text:p>0.594771758862892</text:p>
              </table:table-cell>
              <table:table-cell office:value-type="float" office:value="0.594771758862892">
                <text:p>0.5947717588628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.83453">
                <text:p>22.83453</text:p>
              </table:table-cell>
              <table:table-cell office:value-type="float" office:value="0.340267151673448">
                <text:p>0.340267151673448</text:p>
              </table:table-cell>
              <table:table-cell office:value-type="float" office:value="0.340267151673448">
                <text:p>0.3402671516734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88801">
                <text:p>24.88801</text:p>
              </table:table-cell>
              <table:table-cell office:value-type="float" office:value="0.280153914250827">
                <text:p>0.280153914250827</text:p>
              </table:table-cell>
              <table:table-cell office:value-type="float" office:value="0.280153914250827">
                <text:p>0.2801539142508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.50471">
                <text:p>28.50471</text:p>
              </table:table-cell>
              <table:table-cell office:value-type="float" office:value="0.554645901589775">
                <text:p>0.554645901589775</text:p>
              </table:table-cell>
              <table:table-cell office:value-type="float" office:value="0.554645901589775">
                <text:p>0.5546459015897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.48356">
                <text:p>31.48356</text:p>
              </table:table-cell>
              <table:table-cell office:value-type="float" office:value="0.58832036301912">
                <text:p>0.58832036301912</text:p>
              </table:table-cell>
              <table:table-cell office:value-type="float" office:value="0.58832036301912">
                <text:p>0.588320363019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5.34072">
                <text:p>35.34072</text:p>
              </table:table-cell>
              <table:table-cell office:value-type="float" office:value="0.451386820157263">
                <text:p>0.451386820157263</text:p>
              </table:table-cell>
              <table:table-cell office:value-type="float" office:value="0.451386820157263">
                <text:p>0.4513868201572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74745">
                <text:p>38.74745</text:p>
              </table:table-cell>
              <table:table-cell office:value-type="float" office:value="0.560853561832752">
                <text:p>0.560853561832752</text:p>
              </table:table-cell>
              <table:table-cell office:value-type="float" office:value="0.560853561832752">
                <text:p>0.560853561832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.78349">
                <text:p>42.78349</text:p>
              </table:table-cell>
              <table:table-cell office:value-type="float" office:value="0.546185053488843">
                <text:p>0.546185053488843</text:p>
              </table:table-cell>
              <table:table-cell office:value-type="float" office:value="0.546185053488843">
                <text:p>0.5461850534888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.5058">
                <text:p>46.5058</text:p>
              </table:table-cell>
              <table:table-cell office:value-type="float" office:value="0.615090813237124">
                <text:p>0.615090813237124</text:p>
              </table:table-cell>
              <table:table-cell office:value-type="float" office:value="0.615090813237124">
                <text:p>0.6150908132371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0.56409">
                <text:p>50.56409</text:p>
              </table:table-cell>
              <table:table-cell office:value-type="float" office:value="0.626738662251784">
                <text:p>0.626738662251784</text:p>
              </table:table-cell>
              <table:table-cell office:value-type="float" office:value="0.626738662251784">
                <text:p>0.6267386622517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4.95502">
                <text:p>54.95502</text:p>
              </table:table-cell>
              <table:table-cell office:value-type="float" office:value="0.553863657210671">
                <text:p>0.553863657210671</text:p>
              </table:table-cell>
              <table:table-cell office:value-type="float" office:value="0.553863657210671">
                <text:p>0.5538636572106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8.12616">
                <text:p>58.12616</text:p>
              </table:table-cell>
              <table:table-cell office:value-type="float" office:value="0.46028971162959">
                <text:p>0.46028971162959</text:p>
              </table:table-cell>
              <table:table-cell office:value-type="float" office:value="0.46028971162959">
                <text:p>0.460289711629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2.68802">
                <text:p>62.68802</text:p>
              </table:table-cell>
              <table:table-cell office:value-type="float" office:value="0.611138368435056">
                <text:p>0.611138368435056</text:p>
              </table:table-cell>
              <table:table-cell office:value-type="float" office:value="0.611138368435056">
                <text:p>0.6111383684350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.64742">
                <text:p>65.64742</text:p>
              </table:table-cell>
              <table:table-cell office:value-type="float" office:value="0.696909814113909">
                <text:p>0.696909814113909</text:p>
              </table:table-cell>
              <table:table-cell office:value-type="float" office:value="0.696909814113909">
                <text:p>0.6969098141139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.23708">
                <text:p>68.23708</text:p>
              </table:table-cell>
              <table:table-cell office:value-type="float" office:value="0.612936405852559">
                <text:p>0.612936405852559</text:p>
              </table:table-cell>
              <table:table-cell office:value-type="float" office:value="0.612936405852559">
                <text:p>0.6129364058525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1.72398">
                <text:p>71.72398</text:p>
              </table:table-cell>
              <table:table-cell office:value-type="float" office:value="0.835686912955886">
                <text:p>0.835686912955886</text:p>
              </table:table-cell>
              <table:table-cell office:value-type="float" office:value="0.835686912955886">
                <text:p>0.8356869129558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6.57462">
                <text:p>76.57462</text:p>
              </table:table-cell>
              <table:table-cell office:value-type="float" office:value="0.971688911860062">
                <text:p>0.971688911860062</text:p>
              </table:table-cell>
              <table:table-cell office:value-type="float" office:value="0.971688911860062">
                <text:p>0.9716889118600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9.58304">
                <text:p>79.58304</text:p>
              </table:table-cell>
              <table:table-cell office:value-type="float" office:value="0.697202100005937">
                <text:p>0.697202100005937</text:p>
              </table:table-cell>
              <table:table-cell office:value-type="float" office:value="0.697202100005937">
                <text:p>0.6972021000059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4.76773">
                <text:p>84.76773</text:p>
              </table:table-cell>
              <table:table-cell office:value-type="float" office:value="0.742044710270435">
                <text:p>0.742044710270435</text:p>
              </table:table-cell>
              <table:table-cell office:value-type="float" office:value="0.742044710270435">
                <text:p>0.7420447102704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6.3666">
                <text:p>86.3666</text:p>
              </table:table-cell>
              <table:table-cell office:value-type="float" office:value="0.78488850457694">
                <text:p>0.78488850457694</text:p>
              </table:table-cell>
              <table:table-cell office:value-type="float" office:value="0.78488850457694">
                <text:p>0.78488850457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0.11212">
                <text:p>90.11212</text:p>
              </table:table-cell>
              <table:table-cell office:value-type="float" office:value="0.684902241784813">
                <text:p>0.684902241784813</text:p>
              </table:table-cell>
              <table:table-cell office:value-type="float" office:value="0.684902241784813">
                <text:p>0.6849022417848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2.66968">
                <text:p>92.66968</text:p>
              </table:table-cell>
              <table:table-cell office:value-type="float" office:value="0.975542793197631">
                <text:p>0.975542793197631</text:p>
              </table:table-cell>
              <table:table-cell office:value-type="float" office:value="0.975542793197631">
                <text:p>0.9755427931976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7.21735">
                <text:p>97.21735</text:p>
              </table:table-cell>
              <table:table-cell office:value-type="float" office:value="0.886113787695757">
                <text:p>0.886113787695757</text:p>
              </table:table-cell>
              <table:table-cell office:value-type="float" office:value="0.886113787695757">
                <text:p>0.8861137876957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0.56512">
                <text:p>100.56512</text:p>
              </table:table-cell>
              <table:table-cell office:value-type="float" office:value="1.27990165459217">
                <text:p>1.27990165459217</text:p>
              </table:table-cell>
              <table:table-cell office:value-type="float" office:value="1.27990165459217">
                <text:p>1.279901654592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4784">
                <text:p>102.4784</text:p>
              </table:table-cell>
              <table:table-cell office:value-type="float" office:value="0.8124469939323">
                <text:p>0.8124469939323</text:p>
              </table:table-cell>
              <table:table-cell office:value-type="float" office:value="0.8124469939323">
                <text:p>0.81244699393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7.1237">
                <text:p>107.1237</text:p>
              </table:table-cell>
              <table:table-cell office:value-type="float" office:value="0.830489267452941">
                <text:p>0.830489267452941</text:p>
              </table:table-cell>
              <table:table-cell office:value-type="float" office:value="0.830489267452941">
                <text:p>0.8304892674529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2.6898">
                <text:p>112.6898</text:p>
              </table:table-cell>
              <table:table-cell office:value-type="float" office:value="2.7376252297039">
                <text:p>2.7376252297039</text:p>
              </table:table-cell>
              <table:table-cell office:value-type="float" office:value="2.7376252297039">
                <text:p>2.7376252297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plot-area chart:style-name="ch2" table:cell-range-address="'merged_sorting_results_2^17'.I5:'merged_sorting_results_2^17'.I36 'merged_sorting_results_2^17'.K5:'merged_sorting_results_2^17'.K36" chart:data-source-has-labels="column" svg:x="1.33cm" svg:y="0.18cm" svg:width="14.337cm" svg:height="7.665cm">
          <chart:coordinate-region svg:x="2.057cm" svg:y="0.379cm" svg:width="13.423cm" svg:height="6.819cm"/>
          <chart:axis chart:dimension="x" chart:name="primary-x" chart:style-name="ch3" chartooo:axis-type="auto">
            <chartooo:date-scale/>
            <chart:title svg:x="7.647cm" svg:y="8.025cm" chart:style-name="ch4">
              <text:p>N. Threads</text:p>
            </chart:title>
            <chart:categories table:cell-range-address="'merged_sorting_results_2^17'.I5:'merged_sorting_results_2^17'.I36"/>
          </chart:axis>
          <chart:axis chart:dimension="y" chart:name="primary-y" chart:style-name="ch3">
            <chart:title svg:x="0.451cm" svg:y="4.731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17'.K5:'merged_sorting_results_2^17'.K36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17'.I5:'merged_sorting_results_2^17'.I36</svg:desc>
                </draw:g>
              </table:table-cell>
              <table:table-cell office:value-type="float" office:value="1">
                <text:p>1</text:p>
                <draw:g>
                  <svg:desc>'merged_sorting_results_2^17'.K5:'merged_sorting_results_2^17'.K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10113900477099">
                <text:p>2.101139004770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950925730164">
                <text:p>2.49509257301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9635364035397">
                <text:p>2.696353640353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7713405352334">
                <text:p>2.377134053523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1277302344701">
                <text:p>2.12773023447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0888373879384">
                <text:p>1.808883738793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5963490050028">
                <text:p>1.659634900500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4905912040501">
                <text:p>1.449059120405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1195487422642">
                <text:p>1.311954874226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6876537886042">
                <text:p>1.168765378860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6600589200063">
                <text:p>1.066005892000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65442744385743">
                <text:p>0.9654427443857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8169002576023">
                <text:p>0.8881690025760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16884274986458">
                <text:p>0.8168842749864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51614866121421">
                <text:p>0.7516148661214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10609646327918">
                <text:p>0.710609646327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58897984016723">
                <text:p>0.6588979840167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29194719305039">
                <text:p>0.6291947193050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5316200517373">
                <text:p>0.6053162005173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75888426715862">
                <text:p>0.5758884267158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39408618678095">
                <text:p>0.53940861867809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19017745489491">
                <text:p>0.51901774548949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87272810065812">
                <text:p>0.4872728100658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7825212524286">
                <text:p>0.4782521252428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8373524005428">
                <text:p>0.45837352400542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45723023970731">
                <text:p>0.4457230239707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24872823626647">
                <text:p>0.4248728236266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10728988341087">
                <text:p>0.4107289883410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3060644974941">
                <text:p>0.40306064497494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5582368794207">
                <text:p>0.38558236879420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6537255368276">
                <text:p>0.3665372553682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